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2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December 28, 1891</text:p>
      <text:p text:style-name="P4">Month<text:tab/><text:tab/><text:tab/><text:tab/><text:tab/><text:tab/>December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-Recto]</text:p>
      <text:p text:style-name="P2">Rev Dr S. Morais/</text:p>
      <text:p text:style-name="P2">546 North 5th st/</text:p>
      <text:p text:style-name="P2"><text:tab/>Philadelphia/</text:p>
      <text:p text:style-name="P2"><text:tab/><text:tab/>Pa/</text:p>
      <text:p text:style-name="P2"/>
      <text:p text:style-name="P2">[Envelope-Verso]</text:p>
      <text:p text:style-name="P2">Miss Esther please/ write on a little piece of/ paper and tell me how much/ <text:span text:style-name="T2">bread</text:span><text:span text:style-name="T3">: </text:span><text:span text:style-name="T2">leave</text:span><text:span text:style-name="T3"> it on the entry window/ [?]/</text:span></text:p>
      <text:p text:style-name="P2"><text:span text:style-name="T3"/></text:p>
      <text:p text:style-name="P2"><text:span text:style-name="T3">[Page 1]</text:span></text:p>
      <text:p text:style-name="P2"><text:span text:style-name="T3">JOSEPH BLUMENTHAL,/</text:span></text:p>
      <text:p text:style-name="P5"><text:span text:style-name="T3">President</text:span><text:span text:style-name="T4">,/</text:span></text:p>
      <text:p text:style-name="P5"><text:span text:style-name="T4">151 EAST 73D STREET./</text:span></text:p>
      <text:p text:style-name="P6"><text:soft-page-break/><text:span text:style-name="T4">Jewish Theological Seminary Association./</text:span></text:p>
      <text:p text:style-name="P7"><text:span text:style-name="T4">New York, Dec 28th 1891/</text:span></text:p>
      <text:p text:style-name="P5"><text:span text:style-name="T4">Dear Dr/</text:span></text:p>
      <text:p text:style-name="P5"><text:span text:style-name="T4"><text:tab/>I received a letter from your daughter/ Mrs Cohen, enclosing a letter from Mr Jacob/ Rothschild dated Shamokin Pa &amp; enclosing/ check $100--the proper prayer for the deceased/ mother of Mr R will be said in Seminary--/ What puzzles me however is, that Mrs Cohen/ asks me to acknowledge to Cawker City, Kansas/ &amp; Mr R writes from Shamokin Pa/ will you please let me know as to this/ so that I can properly answer it./ <text:s/></text:span></text:p>
      <text:p text:style-name="P5"><text:span text:style-name="T4">Is there to be anything done this winter/ about Lectures--if so, no time is to be/ lost. <text:s/>I hope most sincerely you are so/ rapidly getting well, that you will soon/ be out and on duty again--how did/ Joseph Herz acquit himself./ <text:s/>Yours Truly/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4:47:40.63</meta:creation-date>
    <dc:date>2011-11-29T14:56:39.36</dc:date>
    <dc:creator>Penn Libraries</dc:creator>
    <meta:editing-duration>PT00H08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349" meta:character-count="2295"/>
  </office:meta>
</office:document-meta>
</file>